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9.56cm" table:align="left"/>
    </style:style>
    <style:style style:name="Table1.A" style:family="table-column">
      <style:table-column-properties style:column-width="3.198cm"/>
    </style:style>
    <style:style style:name="Table1.B" style:family="table-column">
      <style:table-column-properties style:column-width="6.36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O que são <text:span text:style-name="Emphasis">Media Queries</text:span>?</text:h>
      <text:p text:style-name="P4"><text:span text:style-name="Strong_20_Emphasis">Media queries</text:span> são regras do CSS que permitem aplicar estilos diferentes dependendo das características do dispositivo ou da tela onde o site está sendo exibido.</text:p>
      <text:p text:style-name="P4">Elas são essenciais para <text:span text:style-name="Strong_20_Emphasis">design responsivo</text:span>, adaptando seu layout para celulares, tablets, desktops etc.</text:p>
      <text:p text:style-name="Horizontal_20_Line"/>
      <text:h text:style-name="P1" text:outline-level="2">📌 Como funciona?</text:h>
      <text:p text:style-name="P4">Você “pergunta” ao navegador sobre qual condição da tela está ativa (por exemplo: largura) e aplica CSS diferente com base nisso.</text:p>
      <text:h text:style-name="P2" text:outline-level="3">📍 Sintaxe básica</text:h>
      <text:section text:style-name="Sect1" text:name="code-block-viewer">
        <text:p text:style-name="P3">@media (condição) {</text:p>
        <text:p text:style-name="Preformatted_20_Text"><text:s text:c="2"/>/* estilos aqui */</text:p>
        <text:p text:style-name="Preformatted_20_Text">}</text:p>
      </text:section>
      <text:h text:style-name="P2" text:outline-level="3">💡 Exemplo real</text:h>
      <text:section text:style-name="Sect1" text:name="Section1">
        <text:p text:style-name="P3"><text:bookmark text:name="code-block-viewer"/>/* Estilo base (para telas pequenas) */</text:p>
        <text:p text:style-name="Preformatted_20_Text">body {</text:p>
        <text:p text:style-name="Preformatted_20_Text"><text:s text:c="2"/>background: lightblue;</text:p>
        <text:p text:style-name="Preformatted_20_Text">}</text:p>
        <text:p text:style-name="Preformatted_20_Text">/* Quando a tela for maior que 768px */</text:p>
        <text:p text:style-name="Preformatted_20_Text">@media (min-width: 768px) {</text:p>
        <text:p text:style-name="Preformatted_20_Text"><text:s text:c="2"/>body {</text:p>
        <text:p text:style-name="Preformatted_20_Text"><text:s text:c="4"/>background: lightgreen;</text:p>
        <text:p text:style-name="Preformatted_20_Text"><text:s text:c="2"/>}</text:p>
        <text:p text:style-name="Preformatted_20_Text">}</text:p>
      </text:section>
      <text:p text:style-name="P4">→ Isso faz o fundo ser <text:span text:style-name="Strong_20_Emphasis">azul claro em celulares</text:span> e <text:span text:style-name="Strong_20_Emphasis">verde em telas maiores</text:span>.</text:p>
      <text:p text:style-name="Horizontal_20_Line"/>
      <text:h text:style-name="P1" text:outline-level="2">🎯 Condições comuns em media queri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Tipo</text:p>
            </table:table-cell>
            <table:table-cell table:style-name="Table1.A1" office:value-type="string">
              <text:p text:style-name="Table_20_Heading">Exemplo</text:p>
            </table:table-cell>
          </table:table-row>
        </table:table-header-rows>
        <table:table-row>
          <table:table-cell table:style-name="Table1.A1" office:value-type="string">
            <text:p text:style-name="Table_20_Contents">largura mínima</text:p>
          </table:table-cell>
          <table:table-cell table:style-name="Table1.A1" office:value-type="string">
            <text:p text:style-name="Table_20_Contents"><text:span text:style-name="Source_20_Text">(min-width: 768px)</text:span></text:p>
          </table:table-cell>
        </table:table-row>
        <table:table-row>
          <table:table-cell table:style-name="Table1.A1" office:value-type="string">
            <text:p text:style-name="Table_20_Contents">largura máxima</text:p>
          </table:table-cell>
          <table:table-cell table:style-name="Table1.A1" office:value-type="string">
            <text:p text:style-name="Table_20_Contents"><text:span text:style-name="Source_20_Text">(max-width: 600px)</text:span></text:p>
          </table:table-cell>
        </table:table-row>
        <table:table-row>
          <table:table-cell table:style-name="Table1.A1" office:value-type="string">
            <text:p text:style-name="Table_20_Contents">orientação da tela</text:p>
          </table:table-cell>
          <table:table-cell table:style-name="Table1.A1" office:value-type="string">
            <text:p text:style-name="Table_20_Contents"><text:span text:style-name="Source_20_Text">(orientation: landscape)</text:span></text:p>
          </table:table-cell>
        </table:table-row>
        <table:table-row>
          <table:table-cell table:style-name="Table1.A1" office:value-type="string">
            <text:p text:style-name="Table_20_Contents">resolução da tela</text:p>
          </table:table-cell>
          <table:table-cell table:style-name="Table1.A1" office:value-type="string">
            <text:p text:style-name="Table_20_Contents"><text:span text:style-name="Source_20_Text">(min-resolution: 2dppx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7:38:54.185726683</meta:creation-date>
    <dc:date>2026-02-26T17:39:39.948908378</dc:date>
    <meta:editing-duration>PT47S</meta:editing-duration>
    <meta:editing-cycles>1</meta:editing-cycles>
    <meta:document-statistic meta:table-count="1" meta:image-count="0" meta:object-count="0" meta:page-count="1" meta:paragraph-count="32" meta:word-count="155" meta:character-count="943" meta:non-whitespace-character-count="808"/>
    <meta:generator>1Doc/1.5.0.$MacOSX_X86_64 LibreOffice_project/2f9b6e7260225c6c2c1401d17cb7be8dc4e3347b</meta:generator>
  </office:meta>
</office:document-meta>
</file>